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T1" style:family="text">
      <style:text-properties officeooo:rsid="00095f86"/>
    </style:style>
    <style:style style:name="T2" style:family="text">
      <style:text-properties officeooo:rsid="0009f4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Bridging Chapter </text:span><text:span text:style-name="Strong_20_Emphasis"><text:span text:style-name="T2">3</text:span></text:span><text:span text:style-name="Strong_20_Emphasis"> and Chapter </text:span><text:span text:style-name="Strong_20_Emphasis"><text:span text:style-name="T2">4</text:span></text:span></text:h>
      <text:p text:style-name="P1">Between manuscripts, students must include a bridging text of 1-3 pages to show how the manuscripts relate to each other and how they fit within the bigger pictur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45:02.390236864</meta:creation-date>
    <meta:generator>LibreOffice/6.4.7.2$Linux_X86_64 LibreOffice_project/40$Build-2</meta:generator>
    <dc:date>2024-05-21T15:27:19.475781021</dc:date>
    <dc:creator>Dominique Caron</dc:creator>
    <meta:editing-duration>PT2M54S</meta:editing-duration>
    <meta:editing-cycles>4</meta:editing-cycles>
    <meta:document-statistic meta:table-count="0" meta:image-count="0" meta:object-count="0" meta:page-count="1" meta:paragraph-count="2" meta:word-count="34" meta:character-count="196" meta:non-whitespace-character-count="164"/>
  </office:meta>
</office:document-meta>
</file>